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Message.BinaryMessage( ByteBuffer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Message.toString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Message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Message.BinaryMessage( byte [ ]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Message.BinaryMessage( ByteBuffer payload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Message.BinaryMessage( byte [ ] payload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Message.BinaryMessage( byte [ ] payload , int offset , int length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